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2.434cm"/>
        </style:tab-stops>
      </style:paragraph-properties>
    </style:style>
    <style:style style:name="P3" style:family="paragraph" style:parent-style-name="Standard">
      <style:paragraph-properties fo:text-align="justify" style:justify-single-word="false"/>
      <style:text-properties style:font-name="Arial1" fo:font-size="14pt" style:font-size-asian="14pt" style:font-name-complex="Arial2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4pt" fo:font-style="italic" style:font-size-asian="14pt" style:font-style-asian="italic" style:font-name-complex="Arial2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1" fo:font-size="14pt" style:font-size-asian="14pt" style:font-name-complex="Arial2" style:font-size-complex="14pt"/>
    </style:style>
    <style:style style:name="T2" style:family="text"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T3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4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5" style:family="text">
      <style:text-properties style:font-name="Arial1" fo:font-size="14pt" fo:font-style="italic" style:font-size-asian="14pt" style:font-style-asian="italic" style:font-name-complex="Arial2" style:font-size-complex="14pt"/>
    </style:style>
    <style:style style:name="T6" style:family="text">
      <style:text-properties fo:color="#ff0000" style:font-name="Arial1" fo:font-size="14pt" style:font-size-asian="14pt" style:font-name-complex="Arial2" style:font-size-complex="14pt"/>
    </style:style>
    <style:style style:name="T7" style:family="text">
      <style:text-properties fo:color="#ff0000"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Lab Exercise 5: Swaps</text:span></text:p>
      <text:p text:style-name="P1"><text:span text:style-name="T3">Exercise 1:</text:span><text:span text:style-name="T1"> Firm A wants to borrow 100 million Euro for 5 years at a fixed rate. The following are available interest rates for Firm A and Firm B.</text:span></text:p>
      <text:p text:style-name="P4"/>
      <text:p text:style-name="P1"><text:span text:style-name="T4">Borrower <text:s text:c="25"/>Fixed-rate <text:s text:c="27"/>Floating-rate </text:span></text:p>
      <text:p text:style-name="P1"><text:span text:style-name="T1">Firm A <text:s text:c="31"/></text:span><text:span text:style-name="T5">7.0%</text:span><text:span text:style-name="T1"> <text:s text:c="34"/></text:span><text:span text:style-name="T2">LIBOR + 1.0%</text:span></text:p>
      <text:p text:style-name="P1"><text:span text:style-name="T1">Firm B <text:s text:c="31"/></text:span><text:span text:style-name="T2">5.5%</text:span><text:span text:style-name="T1"> <text:s text:c="34"/></text:span><text:span text:style-name="T5">LIBOR + 0.25%</text:span></text:p>
      <text:p text:style-name="P1"><text:span text:style-name="T6"><text:s text:c="42"/>1.5% <text:s text:c="16"/>- <text:s text:c="18"/>0.75% = </text:span><text:span text:style-name="T7">0.75%</text:span></text:p>
      <text:p text:style-name="P1"><text:span text:style-name="T6">A=0.20%</text:span></text:p>
      <text:p text:style-name="P1"><text:span text:style-name="T6">B=0.40%</text:span></text:p>
      <text:p text:style-name="P1"><text:span text:style-name="T6">Swap Bank=0.15%</text:span></text:p>
      <text:p text:style-name="P1"><text:span text:style-name="T6"><text:s text:c="19"/></text:span><text:span text:style-name="T7">0.75%</text:span></text:p>
      <text:p text:style-name="P1"><text:span text:style-name="T6">A = <text:s text:c="6"/></text:span><text:span text:style-name="T7">6.05%</text:span><text:span text:style-name="T6"> + (LIBOR + 1.0%) – (LIBOR + 0.25%) <text:s/>= 6.80%</text:span></text:p>
      <text:p text:style-name="P1"><text:span text:style-name="T6">B= <text:s text:c="19"/>(LIBOR + 0.25%) <text:s text:c="4"/>+ (5.50%) <text:s text:c="2"/>- <text:s text:c="4"/>(5.90%) <text:s text:c="67"/>= (LIBOR - 0.15%)</text:span></text:p>
      <text:p text:style-name="P3"/>
      <text:p text:style-name="P1"><text:span text:style-name="T1">Show the mechanics of a swap operation between Firm A and Firm B using an intermediary bank so that Firm A benefits 0.2% and Firm B benefits 0.4%.</text:span></text:p>
      <text:p text:style-name="P3"/>
      <text:p text:style-name="P1"><text:span text:style-name="T3">Exercise:</text:span><text:span text:style-name="T1"> Firm A wants to borrow 100 million Euro for 5 years at a fixed rate. The following are available interest rates for Firm A and Firm B.</text:span></text:p>
      <text:p text:style-name="P4"/>
      <text:p text:style-name="P1"><text:span text:style-name="T4">Borrower <text:s text:c="25"/>Fixed-rate <text:s text:c="26"/>Floating-rate </text:span></text:p>
      <text:p text:style-name="P1"><text:span text:style-name="T1">Firm A <text:s text:c="31"/></text:span><text:span text:style-name="T5">7.0%</text:span><text:span text:style-name="T1"> <text:s text:c="34"/></text:span><text:span text:style-name="T2">LIBOR + 1.0%</text:span></text:p>
      <text:p text:style-name="P1"><text:span text:style-name="T1">Firm B <text:s text:c="31"/></text:span><text:span text:style-name="T2">5.0%</text:span><text:span text:style-name="T1"> <text:s text:c="34"/></text:span><text:span text:style-name="T5">LIBOR </text:span></text:p>
      <text:p text:style-name="P1"><text:span text:style-name="T6"><text:s text:c="42"/></text:span></text:p>
      <text:p text:style-name="P1"><text:span text:style-name="T6"><text:s text:c="43"/>2.0% <text:s text:c="16"/>- <text:s text:c="18"/>1.0% = </text:span><text:span text:style-name="T7">1.0%</text:span></text:p>
      <text:p text:style-name="P1"><text:span text:style-name="T6">A=0.50%</text:span></text:p>
      <text:p text:style-name="P1"><text:span text:style-name="T6">B=0.50%</text:span></text:p>
      <text:p text:style-name="P1"><text:span text:style-name="T6"><text:s text:c="5"/></text:span><text:span text:style-name="T7">1.0%</text:span></text:p>
      <text:p text:style-name="P1"><text:span text:style-name="T6">A = <text:s text:c="6"/></text:span><text:span text:style-name="T7">5.50%</text:span><text:span text:style-name="T6"> + (LIBOR + 1.0%) – (LIBOR) <text:s/>= 6.50%</text:span></text:p>
      <text:p text:style-name="P1"><text:span text:style-name="T6">B= <text:s text:c="2"/>(LIBOR) <text:s text:c="4"/>+ (5.0%) <text:s text:c="2"/>- <text:s/>(5.50%) <text:s text:c="67"/>= (LIBOR - 0.50%)</text:span></text:p>
      <text:p text:style-name="P5"/>
      <text:p text:style-name="P3"/>
      <text:p text:style-name="P1"><text:soft-page-break/><text:span text:style-name="T1">Show the mechanics of a swap operation between Firm A and Firm B who share the advantage equally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sihund</meta:initial-creator>
    <dc:creator>Hundal Shabnamjit</dc:creator>
    <meta:editing-cycles>10</meta:editing-cycles>
    <meta:creation-date>2011-10-04T15:53:00</meta:creation-date>
    <dc:date>2015-12-04T07:33:00</dc:date>
    <meta:editing-duration>PT53S</meta:editing-duration>
    <meta:generator>OpenOffice/4.1.1$Win32 OpenOffice.org_project/411m6$Build-9775</meta:generator>
    <meta:document-statistic meta:table-count="0" meta:image-count="0" meta:object-count="0" meta:page-count="2" meta:paragraph-count="26" meta:word-count="200" meta:character-count="1772"/>
    <meta:user-defined meta:name="AppVersion">15.0000</meta:user-defined>
    <meta:user-defined meta:name="Company">University of Jyväskylä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